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 style:list-style-name="L1">
      <style:text-properties fo:font-size="10.5pt" style:font-size-asian="10.5pt" style:font-size-complex="10.5pt"/>
    </style:style>
    <style:style style:name="P5" style:family="paragraph" style:parent-style-name="Standard" style:list-style-name="L2">
      <style:text-properties fo:font-size="10.5pt" style:font-size-asian="10.5pt" style:font-size-complex="10.5pt"/>
    </style:style>
    <style:style style:name="P6" style:family="paragraph" style:parent-style-name="Standard" style:list-style-name="L3">
      <style:text-properties fo:font-size="10.5pt" style:font-size-asian="10.5pt" style:font-size-complex="10.5pt"/>
    </style:style>
    <style:style style:name="P7" style:family="paragraph" style:parent-style-name="Standard">
      <style:text-properties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Standard" style:list-style-name="L3">
      <style:text-properties fo:font-size="10.5pt" fo:font-style="normal" style:font-size-asian="10.5pt" style:font-style-asian="normal" style:font-size-complex="10.5pt" style:font-style-complex="normal"/>
    </style:style>
    <style:style style:name="P9" style:family="paragraph" style:parent-style-name="Standard" style:list-style-name="L1">
      <style:paragraph-properties fo:margin-left="0.9846in" fo:margin-right="0in" fo:text-indent="-0.25in" style:auto-text-indent="false"/>
      <style:text-properties fo:font-style="normal" style:font-style-asian="normal" style:font-style-complex="normal"/>
    </style:style>
    <style:style style:name="P10" style:family="paragraph" style:parent-style-name="Standard" style:list-style-name="L1">
      <style:paragraph-properties fo:margin-left="0.9846in" fo:margin-right="0in" fo:text-indent="-0.25in" style:auto-text-indent="false"/>
      <style:text-properties fo:font-size="10.5pt" fo:font-style="normal" style:font-size-asian="10.5pt" style:font-style-asian="normal" style:font-size-complex="10.5pt" style:font-style-complex="normal"/>
    </style:style>
    <style:style style:name="P11" style:family="paragraph" style:parent-style-name="Standard" style:list-style-name="L3">
      <style:paragraph-properties fo:margin-left="0.9846in" fo:margin-right="0in" fo:text-indent="-0.25in" style:auto-text-indent="false"/>
      <style:text-properties fo:font-size="10.5pt" fo:font-style="normal" style:font-size-asian="10.5pt" style:font-style-asian="normal" style:font-size-complex="10.5pt" style:font-style-complex="normal"/>
    </style:style>
    <style:style style:name="P12" style:family="paragraph" style:parent-style-name="Standard" style:list-style-name="L1">
      <style:paragraph-properties fo:margin-left="0.4925in" fo:margin-right="0in" fo:text-indent="-0.25in" style:auto-text-indent="false"/>
      <style:text-properties fo:font-style="normal" style:font-style-asian="normal" style:font-style-complex="normal"/>
    </style:style>
    <style:style style:name="P13" style:family="paragraph" style:parent-style-name="Standard" style:list-style-name="L1">
      <style:paragraph-properties fo:margin-left="0.4925in" fo:margin-right="0in" fo:text-indent="-0.25in" style:auto-text-indent="false"/>
      <style:text-properties fo:font-size="10.5pt" fo:font-style="normal" style:font-size-asian="10.5pt" style:font-style-asian="normal" style:font-size-complex="10.5pt" style:font-style-complex="normal"/>
    </style:style>
    <style:style style:name="P14" style:family="paragraph" style:parent-style-name="Standard" style:list-style-name="L1">
      <style:paragraph-properties fo:margin-left="1.4772in" fo:margin-right="0in" fo:text-indent="-0.25in" style:auto-text-indent="false"/>
      <style:text-properties fo:font-size="10.5pt" fo:font-style="normal" style:font-size-asian="10.5pt" style:font-style-asian="normal" style:font-size-complex="10.5pt" style:font-style-complex="normal"/>
    </style:style>
    <style:style style:name="P15" style:family="paragraph" style:parent-style-name="Standard" style:list-style-name="L1">
      <style:paragraph-properties fo:margin-left="1.9693in" fo:margin-right="0in" fo:text-indent="-0.25in" style:auto-text-indent="false"/>
      <style:text-properties fo:font-size="10.5pt" fo:font-style="normal" style:font-size-asian="10.5pt" style:font-style-asian="normal" style:font-size-complex="10.5pt" style:font-style-complex="normal"/>
    </style:style>
    <style:style style:name="P16" style:family="paragraph" style:parent-style-name="Standard" style:list-style-name="L2">
      <style:paragraph-properties fo:margin-left="1.9693in" fo:margin-right="0in" fo:text-indent="-0.25in" style:auto-text-indent="false"/>
      <style:text-properties fo:font-size="10.5pt" style:font-size-asian="10.5pt" style:font-size-complex="10.5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0.5pt" style:font-size-asian="10.5pt" style:font-size-complex="10.5pt"/>
    </style:style>
    <style:style style:name="P18" style:family="paragraph" style:parent-style-name="Standard" style:list-style-name="L3">
      <style:paragraph-properties fo:margin-left="0.7346in" fo:margin-right="0in" fo:text-indent="0in" style:auto-text-indent="false"/>
      <style:text-properties fo:font-size="10.5pt" fo:font-style="normal" style:font-size-asian="10.5pt" style:font-style-asian="normal" style:font-size-complex="10.5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In <text:span text:style-name="T1">Project Properties </text:span>keep <text:span text:style-name="T2">Piece Duration</text:span> at 30 sec. or more.</text:p>
      <text:p text:style-name="P1"/>
      <text:p text:style-name="P1">Modify <text:span text:style-name="T1">Bottom s1</text:span> as follows: </text:p>
      <text:list xml:id="list235680030" text:style-name="L1">
        <text:list-item>
          <text:p text:style-name="P4">Number of children = 8</text:p>
        </text:list-item>
        <text:list-item>
          <text:p text:style-name="P2"><text:span text:style-name="T4">Child Start Time - </text:span><text:span text:style-name="T5">Insert Function,</text:span><text:span text:style-name="T6"> choose </text:span><text:span text:style-name="T5">Select</text:span></text:p>
        </text:list-item>
        <text:list-item>
          <text:p text:style-name="P10">Add 8 New Nodes, enter 0, 1, 2... 7 for each slot</text:p>
        </text:list-item>
        <text:list-item>
          <text:p text:style-name="P10">Choice Index → CURRENT_CHILD_NUM</text:p>
        </text:list-item>
        <text:list-item>
          <text:p text:style-name="P13">Child Type = 0</text:p>
        </text:list-item>
        <text:list-item>
          <text:p text:style-name="P13">Child Duration = 1; <text:s text:c="2"/>Max Child Duration = 1</text:p>
          <text:p text:style-name="P13"/>
        </text:list-item>
        <text:list-item>
          <text:p text:style-name="P13">Make sure you have <text:tab/>0 Spectrum sp1 (or any other spectrum object) in the white area</text:p>
          <text:p text:style-name="P13"/>
        </text:list-item>
        <text:list-item>
          <text:p text:style-name="P12"><text:span text:style-name="T4">Frequency choose </text:span><text:span text:style-name="T5">Continuum</text:span><text:span text:style-name="T4"> and </text:span><text:span text:style-name="T5">Hertz</text:span></text:p>
        </text:list-item>
        <text:list-item>
          <text:p text:style-name="P10">Enter the frequency values you calculated for equal temperament</text:p>
          <text:p text:style-name="P10"/>
        </text:list-item>
        <text:list-item>
          <text:p text:style-name="P13">Loudness = 256</text:p>
        </text:list-item>
        <text:list-item>
          <text:p text:style-name="P12"><text:span text:style-name="T4">Spatialization - </text:span><text:span text:style-name="T5">Insert Function</text:span><text:span text:style-name="T4"> choose SPA</text:span></text:p>
        </text:list-item>
        <text:list-item>
          <text:p text:style-name="P9"><text:span text:style-name="T4">Envelope - </text:span><text:span text:style-name="T5">fn</text:span><text:span text:style-name="T4"> </text:span></text:p>
        </text:list-item>
        <text:list-item>
          <text:p text:style-name="P14">EnvLib - Envelope number</text:p>
        </text:list-item>
        <text:list-item>
          <text:p text:style-name="P15">enter an envelope from the library a straight line with the y value at 1.00</text:p>
        </text:list-item>
        <text:list-item>
          <text:p text:style-name="P15">scaling factor = 1 (the sound will come from the left speaker)</text:p>
        </text:list-item>
        <text:list-item>
          <text:p text:style-name="P13">Reverberation - Insert Function choose REV_Simple</text:p>
        </text:list-item>
        <text:list-item>
          <text:p text:style-name="P10">Room Size = 0.5</text:p>
        </text:list-item>
      </text:list>
      <text:p text:style-name="P1"/>
      <text:p text:style-name="P1">Right click on <text:span text:style-name="T1">Bottom s1</text:span><text:span text:style-name="T7"> and name the new object s2 (not s1_copy)</text:span></text:p>
      <text:p text:style-name="P1"><text:span text:style-name="T7"/></text:p>
      <text:p text:style-name="P1"><text:span text:style-name="T7">Keep everything the same EXCEPT:</text:span></text:p>
      <text:list xml:id="list915969257" text:style-name="L2">
        <text:list-item>
          <text:p text:style-name="P5"><text:span text:style-name="T7">In Frequency, enter the numbers for just intonation frequencies</text:span></text:p>
        </text:list-item>
        <text:list-item>
          <text:p text:style-name="P5"><text:span text:style-name="T7">in Spatialization</text:span></text:p>
        </text:list-item>
        <text:list-item>
          <text:p text:style-name="P16"><text:span text:style-name="T7">scaling factor = 0</text:span></text:p>
        </text:list-item>
      </text:list>
      <text:p text:style-name="P17"><text:span text:style-name="T7"/></text:p>
      <text:p text:style-name="P17"><text:span text:style-name="T7"/></text:p>
      <text:p text:style-name="P17"><text:span text:style-name="T7">Modify </text:span><text:span text:style-name="T1">TOP</text:span><text:span text:style-name="T7"> as follows:</text:span></text:p>
      <text:p text:style-name="P17"><text:span text:style-name="T7"/></text:p>
      <text:list xml:id="list723700107" text:style-name="L3">
        <text:list-item>
          <text:p text:style-name="P6"><text:span text:style-name="T7">Number of Children = 4</text:span></text:p>
        </text:list-item>
        <text:list-item>
          <text:p text:style-name="P6"><text:span text:style-name="T7">Child Start Time <text:s/>- </text:span><text:span text:style-name="T3">Insert Function,</text:span><text:span text:style-name="T8"> choose </text:span><text:span text:style-name="T3">Select</text:span></text:p>
        </text:list-item>
        <text:list-item>
          <text:p text:style-name="P11"><text:span text:style-name="T7">Add 3 New Nodes, enter 0, 10, 20, 20 for each slot</text:span></text:p>
        </text:list-item>
        <text:list-item>
          <text:p text:style-name="P11"><text:span text:style-name="T7">Choice Index → CURRENT_CHILD_NUM</text:span></text:p>
        </text:list-item>
        <text:list-item>
          <text:p text:style-name="P8"><text:span text:style-name="T7">Child type <text:s/>- </text:span><text:span text:style-name="T3">Insert Function,</text:span><text:span text:style-name="T7"> choose </text:span><text:span text:style-name="T3">Select</text:span></text:p>
        </text:list-item>
        <text:list-item>
          <text:p text:style-name="P11"><text:span text:style-name="T7">Add 4 <text:s/>New Nodes, enter 0, 1, 0, 1 for each slot</text:span></text:p>
        </text:list-item>
        <text:list-item>
          <text:p text:style-name="P11"><text:span text:style-name="T7">Choice Index → CURRENT_CHILD_NUM</text:span></text:p>
        </text:list-item>
        <text:list-item>
          <text:p text:style-name="P8"><text:span text:style-name="T7">Child Duration = 10; <text:s text:c="2"/>Max Child Duration = 10</text:span></text:p>
        </text:list-item>
        <text:list-item>
          <text:p text:style-name="P8"><text:span text:style-name="T7">Delete everything you have in the white area</text:span></text:p>
        </text:list-item>
        <text:list-item>
          <text:p text:style-name="P8"><text:span text:style-name="T7">Drag Bottom s1 and Bottom s2 in the white area – they should have the numbers 0 and 1 respectively</text:span></text:p>
        </text:list-item>
      </text:list>
      <text:p text:style-name="P7"><text:span text:style-name="T7"/></text:p>
      <text:p text:style-name="P7"><text:span text:style-name="T7"/></text:p>
      <text:p text:style-name="P7"><text:span text:style-name="T7">Goto </text:span><text:span text:style-name="T1">Project </text:span><text:span text:style-name="T7">and Synthesize.</text:span></text:p>
      <text:p text:style-name="P7"><text:span text:style-name="T7"/></text:p>
      <text:p text:style-name="P7"><text:span text:style-name="T7">To hear the results, follow instructions at http://ems.music.illinois.edu/courses/tipei/M424/Notes/soundMakeup.html</text:span></text:p>
      <text:list xml:id="list1914487973" text:continue-numbering="true" text:style-name="L3">
        <text:list-header>
          <text:p text:style-name="P18"><text:span text:style-name="T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 Tipei</meta:initial-creator>
    <meta:creation-date>2017-02-23T21:10:21</meta:creation-date>
    <dc:date>2017-02-24T12:49:14</dc:date>
    <meta:editing-duration>PT7M36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7" meta:word-count="309" meta:character-count="1634" meta:non-whitespace-character-count="1382"/>
  </office:meta>
</office:document-meta>
</file>